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family-generic="roman" style:font-pitch="variable" style:font-charset="x-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109in"/>
    </style:style>
    <style:style style:name="Table1.B" style:family="table-column">
      <style:table-column-properties style:column-width="1.8799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style:min-row-height="0.2083in" fo:keep-together="auto"/>
    </style:style>
    <style:style style:name="Table2" style:family="table">
      <style:table-properties style:width="4.9583in" fo:margin-left="0in" table:align="left" style:writing-mode="lr-tb"/>
    </style:style>
    <style:style style:name="Table2.A" style:family="table-column">
      <style:table-column-properties style:column-width="3.9215in"/>
    </style:style>
    <style:style style:name="Table2.B" style:family="table-column">
      <style:table-column-properties style:column-width="1.0361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4.1514in"/>
    </style:style>
    <style:style style:name="Table3.B" style:family="table-column">
      <style:table-column-properties style:column-width="0.8063in"/>
    </style:style>
    <style:style style:name="Table3.1" style:family="table-row">
      <style:table-row-properties style:min-row-height="0.1771in" fo:keep-together="auto"/>
    </style:style>
    <style:style style:name="Table3.A1" style:family="table-cell">
      <style:table-cell-properties style:vertical-align="middle" fo:background-color="#dfe7f2" fo:padding="0in" fo:border="none">
        <style:background-image/>
      </style:table-cell-properties>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P1" style:family="paragraph" style:parent-style-name="Standard">
      <style:paragraph-properties fo:margin-top="0.0193in" fo:margin-bottom="0.0193in" fo:line-height="100%"/>
    </style:style>
    <style:style style:name="P2" style:family="paragraph" style:parent-style-name="Standard" style:list-style-name="WWNum1">
      <style:paragraph-properties fo:margin-top="0.0193in" fo:margin-bottom="0.0193in" fo:line-height="100%"/>
    </style:style>
    <style:style style:name="P3" style:family="paragraph" style:parent-style-name="Standard" style:master-page-name="Standard">
      <style:paragraph-properties fo:margin-top="0.0193in" fo:margin-bottom="0.0193in" fo:line-height="100%" style:page-number="auto" fo:break-before="page"/>
    </style:style>
    <style:style style:name="P4" style:family="paragraph" style:parent-style-name="Standard" style:master-page-name="Standard">
      <style:paragraph-properties fo:margin-top="0.0193in" fo:margin-bottom="0.0193in" fo:line-height="100%" style:page-number="auto" fo:break-before="page"/>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center" style:justify-single-word="false"/>
    </style:style>
    <style:style style:name="P7" style:family="paragraph" style:parent-style-name="Standard">
      <style:paragraph-properties fo:margin-top="0in" fo:margin-bottom="0in" style:line-height-at-least="0.052in"/>
    </style:style>
    <style:style style:name="P8" style:family="paragraph" style:parent-style-name="Standard">
      <style:paragraph-properties fo:margin-top="0in" fo:margin-bottom="0in" style:line-height-at-least="0.1252in"/>
    </style:style>
    <style:style style:name="P9" style:family="paragraph" style:parent-style-name="Standard">
      <style:paragraph-properties fo:margin-top="0in" fo:margin-bottom="0in" style:line-height-at-least="0.1252in" fo:text-align="center" style:justify-single-word="false"/>
    </style:style>
    <style:style style:name="P10" style:family="paragraph" style:parent-style-name="Standard" style:master-page-name="Standard">
      <style:paragraph-properties style:page-number="auto" fo:break-before="page"/>
    </style:style>
    <style:style style:name="P11" style:family="paragraph" style:parent-style-name="Heading_20_1" style:master-page-name="Standard">
      <style:paragraph-properties style:page-number="auto"/>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fo:color="#000000" style:font-name="Arial1" fo:font-size="10pt" style:font-name-asian="Times New Roman1" style:font-size-asian="10pt" style:font-name-complex="Arial2"/>
    </style:style>
    <style:style style:name="T5" style:family="text">
      <style:text-properties fo:color="#000000" style:font-name="Arial1" fo:font-size="10pt" style:font-name-asian="Times New Roman1" style:font-size-asian="10pt" style:font-name-complex="Arial2" style:font-size-complex="10pt"/>
    </style:style>
    <style:style style:name="T6" style:family="text">
      <style:text-properties fo:color="#000000" style:font-name="Arial1" fo:font-size="10pt" fo:font-weight="bold" style:font-name-asian="Times New Roman1" style:font-size-asian="10pt" style:font-weight-asian="bold" style:font-name-complex="Arial2" style:font-weight-complex="bold"/>
    </style:style>
    <style:style style:name="T7" style:family="text">
      <style:text-properties fo:color="#000000" style:font-name="Arial1" style:font-name-complex="Arial2"/>
    </style:style>
    <style:style style:name="T8" style:family="text">
      <style:text-properties fo:color="#5f4a75" style:font-name="Arial1" fo:font-size="13pt" fo:font-weight="bold" style:font-size-asian="13pt" style:font-weight-asian="bold" style:font-name-complex="Arial2" style:font-size-complex="13pt" style:font-weight-complex="bold"/>
    </style:style>
    <style:style style:name="T9" style:family="text">
      <style:text-properties fo:color="#5a669d" style:font-name="Arial1" fo:font-size="9pt" style:font-name-asian="Times New Roman1" style:font-size-asian="9pt" style:font-name-complex="Arial2" style:font-size-complex="9pt"/>
    </style:style>
    <style:style style:name="T10" style:family="text">
      <style:text-properties fo:color="#6666cc" style:font-name="Arial1" fo:font-size="14pt" fo:font-weight="bold" style:font-name-asian="Times New Roman1" style:font-size-asian="14pt" style:font-weight-asian="bold" style:font-name-complex="Arial2" style:font-size-complex="14pt" style:font-weight-complex="bold"/>
    </style:style>
    <style:style style:name="T11" style:family="text">
      <style:text-properties fo:color="#9b2505" style:font-name="Arial1" fo:font-size="10pt" fo:font-weight="bold" style:font-name-asian="Times New Roman1" style:font-size-asian="10pt" style:font-weight-asian="bold" style:font-name-complex="Arial2" style:font-weight-complex="bold"/>
    </style:style>
    <style:style style:name="T12" style:family="text">
      <style:text-properties fo:color="#2d537c" style:font-name="Arial1" fo:font-size="14pt" fo:font-weight="bold" style:font-name-asian="Times New Roman1" style:font-size-asian="14pt" style:font-weight-asian="bold" style:font-name-complex="Arial2" style:font-weight-complex="bold"/>
    </style:style>
    <style:style style:name="T13" style:family="text">
      <style:text-properties fo:color="#274866" style:font-name="Arial1" fo:font-size="10pt" fo:font-weight="bold" style:font-name-asian="Times New Roman1" style:font-size-asian="10pt" style:font-weight-asian="bold" style:font-name-complex="Arial2" style:font-size-complex="10pt" style:font-weight-complex="bold"/>
    </style:style>
    <style:style style:name="T14" style:family="text">
      <style:text-properties style:font-name="Arial1" fo:font-size="10pt" style:font-name-asian="Times New Roman1" style:font-size-asian="10pt" style:font-name-complex="Arial2"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Readings &amp; Assignments: Week 6</text:h>
      <text:h text:style-name="Heading_20_2" text:outline-level="2"><text:span text:style-name="T1">Week 6 Readings</text:span></text:h>
      <text:p text:style-name="P1"><text:span text:style-name="T2">Complete the following reading early in the week:</text:span></text:p>
      <text:list xml:id="list33707074" text:style-name="WWNum1">
        <text:list-item>
          <text:p text:style-name="P2"><text:span text:style-name="T3">Week 6 </text:span><text:span text:style-name="T2">online lectures</text:span></text:p>
        </text:list-item>
      </text:list>
      <text:p text:style-name="P1"><text:span text:style-name="T2">Week 6 Assignments Overview </text:span></text:p>
      <table:table table:name="Table1" table:style-name="Table1">
        <table:table-column table:style-name="Table1.A"/>
        <table:table-column table:style-name="Table1.B"/>
        <table:table-row table:style-name="Table1.1">
          <table:table-cell table:style-name="Table1.A1" office:value-type="string">
            <text:p text:style-name="P5"><text:span text:style-name="T3">Assignment Summary: Week 6 </text:span></text:p>
          </table:table-cell>
          <table:table-cell table:style-name="Table1.A1" office:value-type="string">
            <text:p text:style-name="P6"><text:span text:style-name="T3">Due</text:span><text:span text:style-name="T2"> </text:span><text:span text:style-name="T3">Date</text:span></text:p>
          </table:table-cell>
        </table:table-row>
        <table:table-row table:style-name="Table1.2">
          <table:table-cell table:style-name="Table1.A1" office:value-type="string">
            <text:p text:style-name="P5"><text:span text:style-name="T3">Assignment 1</text:span><text:span text:style-name="T2">: Discussion Questions</text:span></text:p>
          </table:table-cell>
          <table:table-cell table:style-name="Table1.A1" office:value-type="string">
            <text:p text:style-name="P6"><text:span text:style-name="T3">Friday, March 26, 2010</text:span></text:p>
          </table:table-cell>
        </table:table-row>
        <table:table-row table:style-name="Table1.3">
          <table:table-cell table:style-name="Table1.A1" office:value-type="string">
            <text:p text:style-name="P5"><text:span text:style-name="T3">Assignment 2</text:span><text:span text:style-name="T2">: Final Project</text:span></text:p>
          </table:table-cell>
          <table:table-cell table:style-name="Table1.A1" office:value-type="string">
            <text:p text:style-name="P6"><text:span text:style-name="T3">Friday, March 26, 2010</text:span></text:p>
          </table:table-cell>
        </table:table-row>
      </table:table>
      <text:p text:style-name="Standard"/>
      <text:p text:style-name="P10"><text:span text:style-name="apple-style-span"><text:span text:style-name="T8">Week 6 Overview</text:span></text:span></text:p>
      <text:p text:style-name="P1"><text:span text:style-name="T5">This is the concluding week of the course. Over the last six weeks, you explored, examined, and refined your knowledge of UVW mapping and animations. Although both concepts were completely different, by combining both these concepts with your existing knowledge of three-dimensional (3D) modeling, you can now create a complete 3D environment with all the essentials of an animated 3D movie.</text:span></text:p>
      <text:p text:style-name="Standard"><text:span text:style-name="T5">At the beginning of this course, you learned about UVW mapping coordinates and how they can be manipulated to render a UVW template such that it can be used to create unique textures for different 3D models. Later, you learned concepts related to 3D animations and explored how to add motion to 3D models. You also examined how these animations can be fine-tuned and made easier with the vast variety of animation tools, controllers, and editors offered by 3ds Max.</text:span></text:p>
      <text:h text:style-name="Heading_20_2" text:outline-level="2"><text:span text:style-name="T1">Learning Outcomes:</text:span></text:h>
      <text:list xml:id="list33731877" text:continue-numbering="true" text:style-name="WWNum1">
        <text:list-item>
          <text:p text:style-name="P2"><text:span text:style-name="T9">Exhibit the ability to apply animation techniques to 3D models.</text:span></text:p>
        </text:list-item>
        <text:list-item>
          <text:p text:style-name="P2"><text:span text:style-name="T9">Show the ability to use advanced controllers in animating and linking models.</text:span></text:p>
        </text:list-item>
        <text:list-item>
          <text:p text:style-name="P2"><text:span text:style-name="T9">Manipulate animation curves to refine movement and timing.</text:span></text:p>
        </text:list-item>
      </text:list>
      <text:p text:style-name="Standard"><text:span text:style-name="apple-style-span"><text:span text:style-name="T8">Course Summary</text:span></text:span></text:p>
      <text:p text:style-name="P1"><text:span text:style-name="T5">In</text:span><text:span text:style-name="T4"> </text:span><text:span text:style-name="T6">Week 1</text:span><text:span text:style-name="T5">, you learned about UVW maps and gizmo types. You also explored some examples of the Unwrap UVW modifier and one of its parameters—Edit UVW. Next, you were introduced to Material Editor and how to create and apply material to assist in the unwrapping process.</text:span></text:p>
      <text:p text:style-name="P1"><text:span text:style-name="T5">In</text:span><text:span text:style-name="T4"> </text:span><text:span text:style-name="T6">Week 2</text:span><text:span text:style-name="T5">, you continued to explore the Unwrap UVW modifier and learned how to render out UVW templates and use those to create custom textures. You gained knowledge about how to apply these custom textures to models that have been unwrapped.</text:span></text:p>
      <text:p text:style-name="P1"><text:span text:style-name="T5">In</text:span><text:span text:style-name="T4"> </text:span><text:span text:style-name="T6">Week 3</text:span><text:span text:style-name="T5">, you were introduced to animation properties and techniques. You learned how to use animation tools and principles to add keys to basic 3D objects. You further explored the different Graph Editors and how they can be used to</text:span><text:span text:style-name="T4"> </text:span><text:span text:style-name="T5"><text:line-break/>fine-tune animations. You also learned about the Dummy helper and how it can be used to assist in complex animations.</text:span></text:p>
      <text:p text:style-name="P1"><text:span text:style-name="T5">In</text:span><text:span text:style-name="T4"> </text:span><text:span text:style-name="T6">Week 4</text:span><text:span text:style-name="T5">, you learned how to use and implement constraints and controllers. This week, you were introduced to the concept of a parent-child relationship. You learned how linking can help in the animation of more complex objects or groups of objects. You also explored animation editors that help refine the look of animations. You concluded the week by learning about animation principles to add weight, motion, and timing to animations.</text:span></text:p>
      <text:p text:style-name="P1"><text:span text:style-name="T5">In</text:span><text:span text:style-name="T4"> </text:span><text:span text:style-name="T6">Week 5</text:span><text:span text:style-name="T5">, you revised some of the important concepts of this course. You reviewed how to use different tools, techniques, and principles to animate a final scene that has objects with material and textures applied.</text:span></text:p>
      <text:p text:style-name="Standard"><text:span text:style-name="T5">Now, using your skills in 3D modeling, texturing, and animating, you can create high-quality scenes. It takes all kinds of different facets of 3D to create beautiful, interesting, and unique pieces, but once those pieces have been explored and polished, there are endless possibilities within a 3D-generated environment.</text:span></text:p>
      <text:p text:style-name="P3"><text:span text:style-name="T10">Assignment 1: Discussion Questions</text:span></text:p>
      <text:p text:style-name="P1"><text:span text:style-name="T5">By</text:span><text:span text:style-name="T4"> </text:span><text:span text:style-name="T6">Friday, March 26, 2010</text:span><text:span text:style-name="T5">, respond to the discussion questions assigned to you by the facilitator. Submit your responses to the appropriate</text:span><text:span text:style-name="T4"> </text:span><text:span text:style-name="T6">Discussion Area</text:span><text:span text:style-name="T5">. Start reviewing and responding to your peers’ posts as early in the week as possible. You can ask a question, post a comment, or add a point to expand the discussion. Be honest, clear, and concise.</text:span></text:p>
      <text:p text:style-name="P1"><text:span text:style-name="T5">Always use constructive language, even in criticism, to work toward the goal of positive progress. Make sure to use your course text or other research when possible in your responses.</text:span></text:p>
      <text:p text:style-name="P1"><text:span text:style-name="T5">Support your statements with appropriate references wherever necessary. Follow current MLA guidelines for writing style, spelling, grammar, and citation of sources.</text:span></text:p>
      <table:table table:name="Table2" table:style-name="Table2">
        <table:table-column table:style-name="Table2.A"/>
        <table:table-column table:style-name="Table2.B"/>
        <table:table-row table:style-name="Table2.1">
          <table:table-cell table:style-name="Table2.A1" office:value-type="string">
            <text:p text:style-name="P5"><text:span text:style-name="T6">Assignment 1 Grading Criteria</text:span></text:p>
          </table:table-cell>
          <table:table-cell table:style-name="Table2.A1" office:value-type="string">
            <text:p text:style-name="P6"><text:span text:style-name="T6">Maximum Points</text:span></text:p>
          </table:table-cell>
        </table:table-row>
        <table:table-row table:style-name="Table2.2">
          <table:table-cell table:style-name="Table2.A1" table:number-columns-spanned="2" office:value-type="string">
            <text:p text:style-name="P7"><text:span text:style-name="T6">Response Criteria:</text:span></text:p>
          </table:table-cell>
          <table:covered-table-cell/>
        </table:table-row>
        <table:table-row table:style-name="Table2.3">
          <table:table-cell table:style-name="Table2.A1" office:value-type="string">
            <text:p text:style-name="P8"><text:span text:style-name="T5">Met the criteria for the correct responses to the questions assigned.</text:span></text:p>
          </table:table-cell>
          <table:table-cell table:style-name="Table2.A1" office:value-type="string">
            <text:p text:style-name="P9"><text:span text:style-name="T5">4</text:span></text:p>
          </table:table-cell>
        </table:table-row>
        <table:table-row table:style-name="Table2.4">
          <table:table-cell table:style-name="Table2.A1" office:value-type="string">
            <text:p text:style-name="P5"><text:span text:style-name="T5">Used vocabulary relevant to the current and previous weeks' topics—at least five terms.</text:span></text:p>
          </table:table-cell>
          <table:table-cell table:style-name="Table2.A1" office:value-type="string">
            <text:p text:style-name="P6"><text:span text:style-name="T5">4</text:span></text:p>
          </table:table-cell>
        </table:table-row>
        <table:table-row table:style-name="Table2.2">
          <table:table-cell table:style-name="Table2.A1" table:number-columns-spanned="2" office:value-type="string">
            <text:p text:style-name="P7"><text:span text:style-name="T6">Participation Criteria:</text:span></text:p>
          </table:table-cell>
          <table:covered-table-cell/>
        </table:table-row>
        <table:table-row table:style-name="Table2.6">
          <table:table-cell table:style-name="Table2.A1" office:value-type="string">
            <text:p text:style-name="P5"><text:span text:style-name="T5">Used vocabulary relevant to the current and previous weeks' topics—at least five terms.</text:span></text:p>
          </table:table-cell>
          <table:table-cell table:style-name="Table2.A1" office:value-type="string">
            <text:p text:style-name="P6"><text:span text:style-name="T5">4</text:span></text:p>
          </table:table-cell>
        </table:table-row>
        <table:table-row table:style-name="Table2.7">
          <table:table-cell table:style-name="Table2.A1" office:value-type="string">
            <text:p text:style-name="P5"><text:span text:style-name="T5">Participated in the discussion by asking a question, providing a statement of clarification, providing a point of view with a rationale, challenging a point of discussion, or making a relationship between two or more points of the discussion.</text:span></text:p>
          </table:table-cell>
          <table:table-cell table:style-name="Table2.A1" office:value-type="string">
            <text:p text:style-name="P6"><text:span text:style-name="T5">4</text:span></text:p>
          </table:table-cell>
        </table:table-row>
        <table:table-row table:style-name="Table2.8">
          <table:table-cell table:style-name="Table2.A1" office:value-type="string">
            <text:p text:style-name="P5"><text:span text:style-name="T5">Justified ideas and responses by using appropriate examples and references from textbooks, Web sites, and other references or personal experience.</text:span></text:p>
          </table:table-cell>
          <table:table-cell table:style-name="Table2.A1" office:value-type="string">
            <text:p text:style-name="P6"><text:span text:style-name="T5">4</text:span></text:p>
          </table:table-cell>
        </table:table-row>
        <table:table-row table:style-name="Table2.9">
          <table:table-cell table:style-name="Table2.A1" office:value-type="string">
            <text:p text:style-name="P5"><text:span text:style-name="T6">Total:</text:span></text:p>
          </table:table-cell>
          <table:table-cell table:style-name="Table2.A1" office:value-type="string">
            <text:p text:style-name="P6"><text:span text:style-name="T6">20</text:span></text:p>
          </table:table-cell>
        </table:table-row>
      </table:table>
      <text:p text:style-name="P1"><text:span text:style-name="T11">For assistance with any problems you may have when completing this assignment—OR—to offer your assistance to classmates, please use the</text:span><text:span text:style-name="T6">Problems and Solutions Discussion</text:span><text:span text:style-name="T11"> area located through the left side navigation link.</text:span></text:p>
      <text:p text:style-name="Standard">DQ1: <text:span text:style-name="apple-style-span"><text:span text:style-name="T7">Using your experiences when creating your final project scene, share the lessons you learned about this kind of production. Highlight your own strengths and weaknesses in the production of the animated scene using 3ds Max and share what you would do differently if you were to take this course again.</text:span></text:span></text:p>
      <text:p text:style-name="Standard"><text:span text:style-name="apple-style-span"><text:span text:style-name="T7">DQ2: Discuss your overall experience in this class. What were your strengths and weaknesses? Were your expectations for this course met?</text:span></text:span></text:p>
      <text:p text:style-name="Standard"/>
      <text:p text:style-name="P3"><text:span text:style-name="T12">Assignment 2: Final Project</text:span></text:p>
      <text:p text:style-name="P1"><text:span text:style-name="T5">Based on the feedback and online critique you received for your final scene, revise your animation to improve any inconsistencies with animation and texturing. Make adjustments to enhance the look of the animation.</text:span></text:p>
      <text:p text:style-name="P1"><text:span text:style-name="T5">Render an updated QuickTime movie to show the changes that have been made to improve the look of the animation. Render the file at a resolution of 320 x 240 pixels and save it as W6_A2_LastName_FirstName_Final_Update.mov. Submit the file to this</text:span><text:span text:style-name="T4"> </text:span><text:span text:style-name="T6">Discussion Area </text:span><text:span text:style-name="T5">by</text:span><text:span text:style-name="T4"> </text:span><text:span text:style-name="T6">Friday, March 26, 2010</text:span><text:span text:style-name="T5">.</text:span></text:p>
      <text:p text:style-name="P1"><text:span text:style-name="T13">Discussion</text:span></text:p>
      <text:p text:style-name="P1"><text:span text:style-name="T5">By the end of the week, use this</text:span><text:span text:style-name="T4"> </text:span><text:span text:style-name="T6">Discussion Area </text:span><text:span text:style-name="T5">to discuss the techniques you used to adjust and refine the look of the final animation.</text:span></text:p>
      <text:p text:style-name="P1"><text:span text:style-name="T13">Critique Exercise</text:span></text:p>
      <text:p text:style-name="P1"><text:span text:style-name="T5">By the end of the week, use this</text:span><text:span text:style-name="T4"> </text:span><text:span text:style-name="T6">Discussion Area </text:span><text:span text:style-name="T5">to review and provide constructive feedback on the adjustments made to the final animation of the two peers you have been following throughout the course.</text:span></text:p>
      <table:table table:name="Table3" table:style-name="Table3">
        <table:table-column table:style-name="Table3.A"/>
        <table:table-column table:style-name="Table3.B"/>
        <table:table-row table:style-name="Table3.1">
          <table:table-cell table:style-name="Table3.A1" office:value-type="string">
            <text:p text:style-name="P5"><text:span text:style-name="T6">Assignment 2 Grading Criteria</text:span></text:p>
          </table:table-cell>
          <table:table-cell table:style-name="Table3.A1" office:value-type="string">
            <text:p text:style-name="P6"><text:span text:style-name="T6">Maximum Points</text:span></text:p>
          </table:table-cell>
        </table:table-row>
        <table:table-row table:style-name="Table3.2">
          <table:table-cell table:style-name="Table3.A1" office:value-type="string">
            <text:p text:style-name="P5"><text:span text:style-name="T5">Submitted the revised movie file incorporating the feedback received, improving any inconsistencies, and making adjustments to enhance the look of the animation.</text:span></text:p>
          </table:table-cell>
          <table:table-cell table:style-name="Table3.A1" office:value-type="string">
            <text:p text:style-name="P6"><text:span text:style-name="T5">30</text:span></text:p>
          </table:table-cell>
        </table:table-row>
        <table:table-row table:style-name="Table3.3">
          <table:table-cell table:style-name="Table3.A1" office:value-type="string">
            <text:p text:style-name="P5"><text:span text:style-name="T5">Discussed the techniques you used to adjust and refine the look of the final animation.</text:span></text:p>
          </table:table-cell>
          <table:table-cell table:style-name="Table3.A1" office:value-type="string">
            <text:p text:style-name="P6"><text:span text:style-name="T5">10</text:span></text:p>
          </table:table-cell>
        </table:table-row>
        <table:table-row table:style-name="Table3.4">
          <table:table-cell table:style-name="Table3.A1" office:value-type="string">
            <text:p text:style-name="P5"><text:span text:style-name="T5">Reviewed and critiqued the submissions of at least two peers on the basis of the critiquing and discussion guidelines.</text:span></text:p>
          </table:table-cell>
          <table:table-cell table:style-name="Table3.A1" office:value-type="string">
            <text:p text:style-name="P6"><text:span text:style-name="T5">10</text:span></text:p>
          </table:table-cell>
        </table:table-row>
        <table:table-row table:style-name="Table3.5">
          <table:table-cell table:style-name="Table3.A1" office:value-type="string">
            <text:p text:style-name="P5"><text:span text:style-name="T6">Total:</text:span></text:p>
          </table:table-cell>
          <table:table-cell table:style-name="Table3.A1" office:value-type="string">
            <text:p text:style-name="P6"><text:span text:style-name="T6">50</text:span></text:p>
          </table:table-cell>
        </table:table-row>
      </table:table>
      <text:p text:style-name="P1"><text:span text:style-name="T11">For assistance with any problems you may have when completing this assignment—OR—to offer your assistance to classmates, please use the</text:span><text:span text:style-name="T6">Problems and Solutions Discussion</text:span><text:span text:style-name="T11"> area located through the left side navigation link.</text:span></text:p>
      <text:p text:style-name="Standard">READ FIRST<text:line-break/><text:span text:style-name="T14"><text:line-break/>Post your work here and comment on the final submissions of at least two of your peers.</text:span></text:p>
      <text:p text:style-name="Standard"><text:span text:style-name="apple-style-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family-generic="roman" style:font-pitch="variable" style:font-charset="x-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apple-style-span"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3:58:31.73</dc:date>
    <meta:document-statistic meta:table-count="3" meta:image-count="0" meta:object-count="0" meta:page-count="4" meta:paragraph-count="67" meta:word-count="1129" meta:character-count="6987" meta:non-whitespace-character-count="5925"/>
    <meta:user-defined meta:name="Info 1"/>
    <meta:user-defined meta:name="Info 2"/>
    <meta:user-defined meta:name="Info 3"/>
    <meta:user-defined meta:name="Info 4"/>
  </office:meta>
</office:document-meta>
</file>